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6cm" svg:x="0.2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3T14:17:21.543802046</dc:date>
    <meta:editing-duration>PT2M33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601cm" xlink:href="." xlink:type="simple" chart:class="chart:scatter" chart:style-name="ch1">
        <chart:plot-area chart:style-name="ch2" chart:data-source-has-labels="both" svg:x="0.301cm" svg:y="0.172cm" svg:width="14.49cm" svg:height="8.257cm">
          <chartooo:coordinate-region svg:x="0.843cm" svg:y="0.371cm" svg:width="13.854cm" svg:height="7.859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872572965586171">
                <text:p>0.872572965586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501332934257217">
                <text:p>0.501332934257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125643036312513">
                <text:p>0.125643036312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251162078117254">
                <text:p>-0.251162078117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625737860160923">
                <text:p>-0.625737860160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94759548659419">
                <text:p>-0.994759548659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35495168098117">
                <text:p>-1.35495168098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03616566300149">
                <text:p>-2.03616566300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03616566300149">
                <text:p>-2.03616566300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35495168098117">
                <text:p>-1.35495168098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94759548659421">
                <text:p>-0.994759548659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625737860160924">
                <text:p>-0.625737860160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251162078117253">
                <text:p>-0.251162078117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125643036312512">
                <text:p>0.125643036312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01332934257217">
                <text:p>0.501332934257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872572965586168">
                <text:p>0.872572965586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3.67101850273592">
                <text:p>3.671018502735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3.44296810801577">
                <text:p>3.442968108015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3.00044427852184">
                <text:p>3.000444278521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73818842371475">
                <text:p>2.73818842371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47249821073872">
                <text:p>1.47249821073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749525258342899">
                <text:p>0.7495252583428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37643325327406">
                <text:p>0.37643325327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376433253274057">
                <text:p>-0.3764332532740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495252583429">
                <text:p>-0.74952525834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11596442415692">
                <text:p>-1.115964424156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4516282146119">
                <text:p>-2.45162821461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3.00044427852184">
                <text:p>-3.00044427852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3.44296810801578">
                <text:p>-3.442968108015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3.87433264451453">
                <text:p>-3.874332644514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3.80422606518062">
                <text:p>-3.80422606518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3.67101850273593">
                <text:p>-3.671018502735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58859156253913">
                <text:p>-1.588591562539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872572965586167">
                <text:p>-0.8725729655861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501332934257223">
                <text:p>-0.5013329342572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125643036312514">
                <text:p>-0.1256430363125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251162078117257">
                <text:p>0.2511620781172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625737860160918">
                <text:p>0.6257378601609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994759548659419">
                <text:p>0.994759548659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03616566300149">
                <text:p>2.036165663001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6452474612946">
                <text:p>2.64524746129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3.719105943553">
                <text:p>3.7191059435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3.92914900291476">
                <text:p>3.929149002914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3.92914900291476">
                <text:p>3.92914900291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3.719105943553">
                <text:p>3.7191059435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64524746129461">
                <text:p>2.645247461294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03616566300149">
                <text:p>2.03616566300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94759548659423">
                <text:p>0.9947595486594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625737860160922">
                <text:p>0.6257378601609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251162078117261">
                <text:p>0.2511620781172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12564303631251">
                <text:p>-0.125643036312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501332934257219">
                <text:p>-0.5013329342572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872572965586163">
                <text:p>-0.8725729655861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58859156253913">
                <text:p>-1.588591562539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3.67101850273592">
                <text:p>-3.671018502735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3.80422606518062">
                <text:p>-3.804226065180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3.87433264451453">
                <text:p>-3.874332644514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3.44296810801577">
                <text:p>-3.442968108015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3.00044427852184">
                <text:p>-3.000444278521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2.143307179916">
                <text:p>-2.1433071799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1.11596442415691">
                <text:p>-1.115964424156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749525258342904">
                <text:p>-0.7495252583429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376433253274058">
                <text:p>-0.3764332532740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4.41120439947682E-015">
                <text:p>4.41120439947682E-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376433253274052">
                <text:p>0.376433253274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749525258342899">
                <text:p>0.7495252583428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2.4516282146119">
                <text:p>2.45162821461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3.00044427852183">
                <text:p>3.000444278521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3.44296810801578">
                <text:p>3.442968108015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3.67101850273593">
                <text:p>3.671018502735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3.30832229709824">
                <text:p>3.308322297098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